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ba0e" officeooo:paragraph-rsid="0008ba0e"/>
    </style:style>
    <style:style style:name="P2"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Test Submission </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
      <text:p text:style-name="P1">Duis autem vel eum iriure dolor in hendrerit in vulputate velit esse molestie consequat, vel illum dolore eu feugiat nulla facilisis. </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1:06:13.344000000</meta:creation-date>
    <dc:date>2016-09-07T14:11:05.666000000</dc:date>
    <meta:editing-duration>PT2M9S</meta:editing-duration>
    <meta:editing-cycles>2</meta:editing-cycles>
    <meta:generator>LibreOffice/4.3.4.1$Windows_x86 LibreOffice_project/bc356b2f991740509f321d70e4512a6a54c5f243</meta:generator>
    <meta:document-statistic meta:table-count="0" meta:image-count="0" meta:object-count="0" meta:page-count="2" meta:paragraph-count="12" meta:word-count="924" meta:character-count="5651" meta:non-whitespace-character-count="4728"/>
  </office:meta>
</office:document-meta>
</file>